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давление в начале 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торр</text:p>
          </table:table-cell>
          <table:table-cell office:value-type="string" calcext:value-type="string">
            <text:p>давление атм.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объем заперт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м^3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форвак. Часть</text:p>
          </table:table-cell>
          <table:table-cell table:formula="of:=([.B3]-[.B2])*0.01*9.81*[.$B$6]" office:value-type="float" office:value="2187.8262" calcext:value-type="float">
            <text:p>2187,8262</text:p>
          </table:table-cell>
          <table:table-cell/>
          <table:table-cell table:formula="of:=[.$H$1]*[.$E$1]/[.F2]" office:value-type="float" office:value="2257.9490089295" calcext:value-type="float">
            <text:p>2257,9490089295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с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высвак часть</text:p>
          </table:table-cell>
          <table:table-cell table:formula="of:=([.B5]-[.B4])*0.01*9.81*[.$B$6]" office:value-type="float" office:value="1397.77785" calcext:value-type="float">
            <text:p>1397,77785</text:p>
          </table:table-cell>
          <table:table-cell/>
          <table:table-cell table:formula="of:=[.$H$1]*[.$E$1]/[.F4]" office:value-type="float" office:value="3534.18105745487" calcext:value-type="float">
            <text:p>3534,18105745487</text:p>
          </table:table-cell>
          <table:table-cell table:formula="of:=[.H4]-[.H2]" office:value-type="float" office:value="1276.23204852537" calcext:value-type="float">
            <text:p>1276,23204852537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с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 масла</text:p>
          </table:table-cell>
          <table:table-cell office:value-type="float" office:value="885" calcext:value-type="float">
            <text:p>885</text:p>
          </table:table-cell>
          <table:table-cell table:number-columns-repeated="7"/>
        </table:table-row>
      </table:table>
      <table:table table:name="Лист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ток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А</text:p>
          </table:table-cell>
        </table:table-row>
        <table:table-row table:style-name="ro1">
          <table:table-cell office:value-type="string" calcext:value-type="string">
            <text:p>напряжение </text:p>
          </table:table-cell>
          <table:table-cell office:value-type="float" office:value="40.8" calcext:value-type="float">
            <text:p>40,8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string" calcext:value-type="string">
            <text:p>p_пр</text:p>
          </table:table-cell>
          <table:table-cell table:formula="of:=1.7*10^(-4)" office:value-type="float" office:value="0.00017" calcext:value-type="float">
            <text:p>0,00017</text:p>
          </table:table-cell>
          <table:table-cell office:value-type="string" calcext:value-type="string">
            <text:p>мм рт ст</text:p>
          </table:table-cell>
        </table:table-row>
        <table:table-row table:style-name="ro1">
          <table:table-cell office:value-type="string" calcext:value-type="string">
            <text:p>p_уст</text:p>
          </table:table-cell>
          <table:table-cell table:formula="of:=1.9*10^(-4)" office:value-type="float" office:value="0.00019" calcext:value-type="float">
            <text:p>0,00019</text:p>
          </table:table-cell>
          <table:table-cell/>
        </table:table-row>
        <table:table-row table:style-name="ro1">
          <table:table-cell office:value-type="string" calcext:value-type="string">
            <text:p>p_фв</text:p>
          </table:table-cell>
          <table:table-cell table:formula="of:=1.4*10^(-3)" office:value-type="float" office:value="0.0014" calcext:value-type="float">
            <text:p>0,00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08:58:54.303123935</meta:creation-date>
    <dc:date>2022-04-04T10:43:07.157643964</dc:date>
    <meta:editing-duration>PT3M2S</meta:editing-duration>
    <meta:editing-cycles>2</meta:editing-cycles>
    <meta:generator>LibreOffice/7.2.6.2$Linux_X86_64 LibreOffice_project/20$Build-2</meta:generator>
    <meta:document-statistic meta:table-count="2" meta:cell-count="45" meta:object-count="0"/>
  </office:meta>
</office:document-meta>
</file>